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size="20pt" style:font-size-asian="20pt" style:font-size-complex="20pt"/>
    </style:style>
    <style:style style:name="P2" style:family="paragraph" style:parent-style-name="Standard">
      <style:text-properties fo:font-size="15pt" fo:font-weight="bold" officeooo:rsid="000fda80" officeooo:paragraph-rsid="000fda80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style:text-position="0% 100%" fo:font-size="12pt" fo:font-style="normal" fo:font-weight="bold" officeooo:rsid="000fda80" officeooo:paragraph-rsid="000fda80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style:text-position="0% 100%" fo:font-size="12pt" fo:font-style="normal" fo:font-weight="normal" officeooo:rsid="000fda80" officeooo:paragraph-rsid="000fda80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steps and rationale</text:p>
      <text:p text:style-name="Standard"/>
      <text:p text:style-name="Standard">1. Curate protein data by combining Jorge and our collaborators’ data.</text:p>
      <text:p text:style-name="Standard">2. Determine which proteins have PDB files associated with their Uniprot entries (different entries for each different species).</text:p>
      <text:p text:style-name="Standard">3. Filter for those proteins.</text:p>
      <text:p text:style-name="Standard">4. Determine the interface residues for each protein.</text:p>
      <text:p text:style-name="Standard">5. Cull proteins that exist in dimers – their structure may be influenced by their partners in the dimeric state.</text:p>
      <text:p text:style-name="Standard">6. Download the corresponding AlphaFold files (mmCIF and .json).</text:p>
      <text:p text:style-name="Standard"><text:tab/>- Determine how to parse these files and compare them to the PDB files of the curated proteins.</text:p>
      <text:p text:style-name="Standard">7. Use Jorge’s script to filter and download the desired PDB files.</text:p>
      <text:p text:style-name="Standard">8. Compare the coordinates of the PDB files with the coordinates of the AlphaFold files.</text:p>
      <text:p text:style-name="Standard"><text:tab/>- ADDITIONAL – use AlphaFold to generate several conformations of each protein and compare to the collected PDB files.</text:p>
      <text:p text:style-name="Standard">9. Develop a score to determine AlphaFold’s efficacy at prediction (I’m sure somebody already has, so maybe find it?)</text:p>
      <text:p text:style-name="Standard">10. <text:s/>Examine AlphaFold’s predictions of interface regions.</text:p>
      <text:p text:style-name="Standard">11. Could we use this to predict proteins with autoinhibitory function? And then compare it to the program developed by Gsponer’s lab in 2016 (see System-wide identification of cis-regulatory elements in proteins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F Cluster and Colabfold</text:p>
      <text:p text:style-name="P3">Aim: <text:span text:style-name="T1">Generate structures for both conformations of autoinhibitory proteins.</text:span></text:p>
      <text:p text:style-name="P3">Steps: <text:span text:style-name="T1">I used the </text:span><text:a xlink:type="simple" xlink:href="https://colab.research.google.com/github/sokrypton/ColabFold/blob/main/AlphaFold2.ipynb#scrollTo=kOblAo-xetgx" text:style-name="Internet_20_link" text:visited-style-name="Visited_20_Internet_20_Link"><text:span text:style-name="T1">Colabfold notebook</text:span></text:a><text:span text:style-name="T1"> to generate MSAs for the 18 proteins for which I had experimental structures of both conformations: </text:span></text:p>
      <text:p text:style-name="P4">['O08967' 'O60741' 'P07038' 'P12931' 'P21333' 'P22681' 'P26358' 'P27577'</text:p>
      <text:p text:style-name="P4"><text:s/>'P28482' 'P29350' 'P35520' 'P53042' 'P60240' 'P62826' 'Q6GQQ9' 'Q8NQJ3'</text:p>
      <text:p text:style-name="P4"><text:s/>'Q96BN8' 'Q9Y6K1']</text:p>
      <text:p text:style-name="P4">I then used the <text:a xlink:type="simple" xlink:href="https://github.com/HWaymentSteele/AF_Cluster" text:style-name="Internet_20_link" text:visited-style-name="Visited_20_Internet_20_Link">AlphaFold Cluster</text:a> and followed the pipeline as described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8-05T09:08:00Z</meta:creation-date>
    <dc:date>2023-11-15T13:58:41.851870883</dc:date>
    <meta:editing-cycles>4</meta:editing-cycles>
    <meta:editing-duration>PT45M31S</meta:editing-duration>
    <meta:document-statistic meta:table-count="0" meta:image-count="0" meta:object-count="0" meta:page-count="1" meta:paragraph-count="21" meta:word-count="260" meta:character-count="1716" meta:non-whitespace-character-count="1468"/>
    <meta:template xlink:type="simple" xlink:actuate="onRequest" xlink:title="" xlink:href="Normal"/>
  </office:meta>
</office:document-meta>
</file>